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D00000254D4C51C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xml:id="id1" draw:id="id1" draw:layer="layout" svg:width="3.012cm" svg:height="1.495cm" svg:x="15.84cm" svg:y="4.68cm">
          <text:p text:style-name="P1"><text:span text:style-name="T1">CAJA</text:span></text:p>
        </draw:rect>
        <draw:rect draw:style-name="gr1" draw:text-style-name="P2" xml:id="id2" draw:id="id2" draw:layer="layout" svg:width="3.012cm" svg:height="1.495cm" svg:x="10.288cm" svg:y="8.08cm">
          <text:p text:style-name="P1"><text:span text:style-name="T1">Cuentas por</text:span></text:p>
          <text:p text:style-name="P1"><text:span text:style-name="T1">Cobrar</text:span></text:p>
        </draw:rect>
        <draw:rect draw:style-name="gr1" draw:text-style-name="P2" xml:id="id5" draw:id="id5" draw:layer="layout" svg:width="4.585cm" svg:height="0.682cm" svg:x="3cm" svg:y="14.383cm">
          <text:p text:style-name="P1"><text:span text:style-name="T1">Urgencias</text:span></text:p>
        </draw:rect>
        <draw:rect draw:style-name="gr1" draw:text-style-name="P2" xml:id="id4" draw:id="id4" draw:layer="layout" svg:width="4.585cm" svg:height="0.682cm" svg:x="3cm" svg:y="12.525cm">
          <text:p text:style-name="P1"><text:span text:style-name="T1">Laboratorio</text:span></text:p>
        </draw:rect>
        <draw:rect draw:style-name="gr1" draw:text-style-name="P2" xml:id="id3" draw:id="id3" draw:layer="layout" svg:width="4.585cm" svg:height="0.682cm" svg:x="3cm" svg:y="10.573cm">
          <text:p text:style-name="P1"><text:span text:style-name="T1">Imagenologia - RX.</text:span></text:p>
        </draw:rect>
        <draw:rect draw:style-name="gr1" draw:text-style-name="P2" xml:id="id6" draw:id="id6" draw:layer="layout" svg:width="4.585cm" svg:height="0.774cm" svg:x="3cm" svg:y="16.196cm">
          <text:p text:style-name="P1"><text:span text:style-name="T1">Hospitalizacion</text:span></text:p>
        </draw:rect>
        <draw:rect draw:style-name="gr1" draw:text-style-name="P2" xml:id="id8" draw:id="id8" draw:layer="layout" svg:width="3.301cm" svg:height="1.27cm" svg:x="10.125cm" svg:y="11.255cm">
          <text:p text:style-name="P1"><text:span text:style-name="T1">Inventarios</text:span></text:p>
        </draw:rect>
        <draw:connector draw:style-name="gr2" draw:text-style-name="P1" draw:layer="layout" svg:x1="15.84cm" svg:y1="5.427cm" svg:x2="13.3cm" svg:y2="8.827cm" draw:start-shape="id1" draw:start-glue-point="3" draw:end-shape="id2" svg:d="m15840 5427h-1270v3400h-1270">
          <text:p/>
        </draw:connector>
        <draw:connector draw:style-name="gr2" draw:text-style-name="P1" draw:layer="layout" svg:x1="10.288cm" svg:y1="8.827cm" svg:x2="7.585cm" svg:y2="10.914cm" draw:start-shape="id2" draw:start-glue-point="3" draw:end-shape="id3" svg:d="m10288 8827h-1351v2087h-1352">
          <text:p/>
        </draw:connector>
        <draw:connector draw:style-name="gr2" draw:text-style-name="P1" draw:layer="layout" svg:x1="10.288cm" svg:y1="8.827cm" svg:x2="7.585cm" svg:y2="12.866cm" draw:start-shape="id2" draw:start-glue-point="3" draw:end-shape="id4" svg:d="m10288 8827h-1351v4039h-1352">
          <text:p/>
        </draw:connector>
        <draw:connector draw:style-name="gr2" draw:text-style-name="P1" draw:layer="layout" svg:x1="10.288cm" svg:y1="8.827cm" svg:x2="7.585cm" svg:y2="14.724cm" draw:start-shape="id2" draw:start-glue-point="3" draw:end-shape="id5" draw:end-glue-point="1" svg:d="m10288 8827h-1351v5897h-1352">
          <text:p/>
        </draw:connector>
        <draw:connector draw:style-name="gr2" draw:text-style-name="P1" draw:layer="layout" svg:x1="10.288cm" svg:y1="8.827cm" svg:x2="7.585cm" svg:y2="16.583cm" draw:start-shape="id2" draw:start-glue-point="3" draw:end-shape="id6" draw:end-glue-point="1" svg:d="m10288 8827h-1351v7756h-1352">
          <text:p/>
        </draw:connector>
        <draw:connector draw:style-name="gr2" draw:text-style-name="P1" draw:layer="layout" svg:x1="10.76cm" svg:y1="5.427cm" svg:x2="15.84cm" svg:y2="5.427cm" draw:start-shape="id7" draw:start-glue-point="1" draw:end-shape="id1" svg:d="m10760 5427h5080">
          <text:p/>
        </draw:connector>
        <draw:connector draw:style-name="gr3" draw:text-style-name="P1" draw:layer="layout" svg:x1="11.794cm" svg:y1="9.575cm" svg:x2="11.775cm" svg:y2="11.255cm" draw:start-shape="id2" draw:start-glue-point="2" draw:end-shape="id8" draw:end-glue-point="0" svg:d="m11794 9575v840h-19v840">
          <text:p/>
        </draw:connector>
        <draw:rect draw:style-name="gr1" draw:text-style-name="P2" xml:id="id7" draw:id="id7" draw:layer="layout" svg:width="3.012cm" svg:height="1.495cm" svg:x="7.748cm" svg:y="4.68cm">
          <text:p text:style-name="P1"><text:span text:style-name="T1">Admisión de</text:span></text:p>
          <text:p text:style-name="P1"><text:span text:style-name="T1">Paciente</text:span></text:p>
        </draw:rect>
        <draw:rect draw:style-name="gr1" draw:text-style-name="P2" xml:id="id9" draw:id="id9" draw:layer="layout" svg:width="3.301cm" svg:height="1.27cm" svg:x="15.079cm" svg:y="11.255cm">
          <text:p text:style-name="P1"><text:span text:style-name="T1">Compras</text:span></text:p>
        </draw:rect>
        <draw:connector draw:style-name="gr3" draw:text-style-name="P1" draw:layer="layout" svg:x1="13.426cm" svg:y1="11.89cm" svg:x2="15.079cm" svg:y2="11.89cm" draw:start-shape="id8" draw:start-glue-point="1" draw:end-shape="id9" draw:end-glue-point="3" svg:d="m13426 11890h1653">
          <text:p/>
        </draw:connector>
        <draw:rect draw:style-name="gr1" draw:text-style-name="P2" xml:id="id10" draw:id="id10" draw:layer="layout" svg:width="3.012cm" svg:height="1.495cm" svg:x="2.668cm" svg:y="8.49cm">
          <text:p text:style-name="P1"><text:span text:style-name="T1">Expediente</text:span></text:p>
          <text:p text:style-name="P1"><text:span text:style-name="T1">Clínico</text:span></text:p>
        </draw:rect>
        <draw:connector draw:style-name="gr2" draw:text-style-name="P1" draw:layer="layout" svg:x1="5.68cm" svg:y1="9.237cm" svg:x2="7.748cm" svg:y2="5.427cm" draw:start-shape="id10" draw:start-glue-point="1" draw:end-shape="id7" draw:end-glue-point="3" svg:d="m5680 9237h1034v-3810h1034">
          <text:p/>
        </draw:connector>
        <draw:rect draw:style-name="gr1" draw:text-style-name="P2" xml:id="id11" draw:id="id11" draw:layer="layout" svg:width="3.301cm" svg:height="1.27cm" svg:x="15.08cm" svg:y="14.155cm">
          <text:p text:style-name="P1"><text:span text:style-name="T1">Proveedores</text:span></text:p>
        </draw:rect>
        <draw:connector draw:style-name="gr2" draw:text-style-name="P1" draw:layer="layout" svg:x1="16.729cm" svg:y1="12.525cm" svg:x2="16.73cm" svg:y2="14.155cm" draw:start-shape="id9" draw:start-glue-point="2" draw:end-shape="id11" draw:end-glue-point="0" svg:d="m16729 12525v815h1v815">
          <text:p/>
        </draw:connector>
        <draw:rect draw:style-name="gr1" draw:text-style-name="P2" xml:id="id12" draw:id="id12" draw:layer="layout" svg:width="3.301cm" svg:height="1.27cm" svg:x="10.126cm" svg:y="14.155cm">
          <text:p text:style-name="P1"><text:span text:style-name="T1">Sub-Almacenes</text:span></text:p>
        </draw:rect>
        <draw:connector draw:style-name="gr2" draw:text-style-name="P1" draw:layer="layout" svg:x1="11.775cm" svg:y1="12.525cm" svg:x2="11.776cm" svg:y2="14.155cm" draw:start-shape="id8" draw:start-glue-point="2" draw:end-shape="id12" draw:end-glue-point="0" svg:d="m11775 12525v815h1v815">
          <text:p/>
        </draw:connector>
        <draw:rect draw:style-name="gr1" draw:text-style-name="P2" xml:id="id13" draw:id="id13" draw:layer="layout" svg:width="3.301cm" svg:height="1.27cm" svg:x="10.127cm" svg:y="17.155cm">
          <text:p text:style-name="P1"><text:span text:style-name="T1">Almacén</text:span></text:p>
          <text:p text:style-name="P1"><text:span text:style-name="T1">General</text:span></text:p>
        </draw:rect>
        <draw:connector draw:style-name="gr2" draw:text-style-name="P1" draw:layer="layout" svg:x1="11.776cm" svg:y1="15.425cm" svg:x2="11.777cm" svg:y2="17.155cm" draw:start-shape="id12" draw:start-glue-point="2" draw:end-shape="id13" draw:end-glue-point="0" svg:d="m11776 15425v865h1v865">
          <text:p/>
        </draw:connector>
        <draw:connector draw:style-name="gr2" draw:text-style-name="P1" draw:layer="layout" svg:x1="10.126cm" svg:y1="14.79cm" svg:x2="7.585cm" svg:y2="10.914cm" draw:start-shape="id12" draw:start-glue-point="3" draw:end-shape="id3" draw:end-glue-point="1" svg:d="m10126 14790h-1270v-3876h-1271">
          <text:p/>
        </draw:connector>
        <draw:connector draw:style-name="gr2" draw:text-style-name="P1" draw:layer="layout" svg:x1="10.126cm" svg:y1="14.79cm" svg:x2="7.585cm" svg:y2="12.866cm" draw:start-shape="id12" draw:end-shape="id4" svg:d="m10126 14790h-1270v-1924h-1271">
          <text:p/>
        </draw:connector>
        <draw:connector draw:style-name="gr2" draw:text-style-name="P1" draw:layer="layout" svg:x1="10.126cm" svg:y1="14.79cm" svg:x2="7.585cm" svg:y2="14.724cm" draw:start-shape="id12" draw:end-shape="id5" svg:d="m10126 14790h-1270v-66h-1271">
          <text:p/>
        </draw:connector>
        <draw:connector draw:style-name="gr2" draw:text-style-name="P1" draw:layer="layout" svg:x1="10.126cm" svg:y1="14.79cm" svg:x2="7.585cm" svg:y2="16.583cm" draw:start-shape="id12" draw:end-shape="id6" svg:d="m10126 14790h-1270v1793h-1271">
          <text:p/>
        </draw:connector>
        <draw:rect draw:style-name="gr1" draw:text-style-name="P2" xml:id="id14" draw:id="id14" draw:layer="layout" svg:width="4.585cm" svg:height="0.774cm" svg:x="3.001cm" svg:y="18.196cm">
          <text:p text:style-name="P1"><text:span text:style-name="T1">Quirofano</text:span></text:p>
        </draw:rect>
        <draw:connector draw:style-name="gr2" draw:text-style-name="P1" draw:layer="layout" svg:x1="10.288cm" svg:y1="8.827cm" svg:x2="7.586cm" svg:y2="18.583cm" draw:start-shape="id2" draw:end-shape="id14" draw:end-glue-point="1" svg:d="m10288 8827h-1351v9756h-1351">
          <text:p/>
        </draw:connector>
        <draw:frame draw:style-name="gr4" draw:layer="layout" svg:width="8.643cm" svg:height="0.962cm" svg:x="7.327cm" svg:y="1.308cm">
          <draw:text-box>
            <text:p>Sistema Hospitalario OSIRIS</text:p>
          </draw:text-box>
        </draw:frame>
        <draw:frame draw:style-name="gr4" draw:text-style-name="P3" draw:layer="layout" svg:width="5.646cm" svg:height="0.878cm" svg:x="8.585cm" svg:y="2.27cm">
          <draw:text-box>
            <text:p><text:span text:style-name="T2">Modelo de Procesos</text:span></text:p>
          </draw:text-box>
        </draw:frame>
        <draw:frame draw:style-name="gr5" draw:text-style-name="P1" draw:layer="layout" svg:width="5.08cm" svg:height="3.175cm" svg:x="1cm" svg:y="1cm">
          <draw:image xlink:href="Pictures/100000000000036D00000254D4C51CAE.jpg" xlink:type="simple" xlink:show="embed" xlink:actuate="onLoad">
            <text:p/>
          </draw:image>
        </draw:frame>
        <draw:rect draw:style-name="gr1" draw:text-style-name="P2" xml:id="id15" draw:id="id15" draw:layer="layout" svg:width="3.301cm" svg:height="1.27cm" svg:x="15.68cm" svg:y="7.455cm">
          <text:p text:style-name="P1"><text:span text:style-name="T1">Facturacion</text:span></text:p>
        </draw:rect>
        <draw:connector draw:style-name="gr3" draw:text-style-name="P1" draw:layer="layout" svg:x1="17.346cm" svg:y1="6.175cm" svg:x2="17.33cm" svg:y2="7.455cm" draw:start-shape="id1" draw:start-glue-point="2" draw:end-shape="id15" draw:end-glue-point="0" svg:d="m17346 6175v640h-16v640">
          <text:p/>
        </draw:connector>
        <draw:rect draw:style-name="gr1" draw:text-style-name="P2" draw:layer="layout" svg:width="3.012cm" svg:height="1.495cm" svg:x="2.433cm" svg:y="4.81cm">
          <text:p text:style-name="P1"><text:span text:style-name="T1">Citas a</text:span></text:p>
          <text:p text:style-name="P1"><text:span text:style-name="T1">Pacientes</text:span></text:p>
        </draw:rect>
        <draw:line draw:style-name="gr3" draw:text-style-name="P1" draw:layer="layout" svg:x1="5.445cm" svg:y1="5.445cm" svg:x2="7.985cm" svg:y2="5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1-10T09:49:00</meta:creation-date>
    <meta:editing-duration>P0D</meta:editing-duration>
    <meta:editing-cycles>1</meta:editing-cycles>
    <meta:generator>LibreOffice/3.3$Linux OpenOffice.org_project/330m9$Build-1</meta:generator>
    <meta:document-statistic meta:object-count="38"/>
  </office:meta>
</office:document-meta>
</file>